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style:style style:name="T2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1. Otwórzcie serca,</text:span><text:span text:style-name="T1"><text:line-break/></text:span><text:span text:style-name="T1">tchnienie daje Bóg,</text:span><text:span text:style-name="T1"><text:line-break/></text:span><text:span text:style-name="T1">Niech Jego życie</text:span><text:span text:style-name="T1"><text:line-break/></text:span><text:span text:style-name="T1">rośnie w naszej duszy;</text:span><text:span text:style-name="T1"><text:line-break/></text:span><text:span text:style-name="T1">I niech nowy lud</text:span><text:span text:style-name="T1"><text:line-break/></text:span><text:span text:style-name="T1">narodzi się z wód</text:span><text:span text:style-name="T1"><text:line-break/></text:span><text:span text:style-name="T1">Chrztem Świętym</text:span><text:span text:style-name="T1"><text:line-break/></text:span><text:span text:style-name="T1">na życie umocnion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14cm" svg:x="-0.001cm" svg:y="-0.014cm" presentation:class="title" presentation:user-transformed="true">
          <draw:text-box>
            <text:p text:style-name="P1"><text:span text:style-name="T1">Otwórzmy serca,</text:span><text:span text:style-name="T1"><text:line-break/></text:span><text:span text:style-name="T1">tchnienie daje Duch,</text:span><text:span text:style-name="T1"><text:line-break/></text:span><text:span text:style-name="T1">On jest oddechem</text:span><text:span text:style-name="T1"><text:line-break/></text:span><text:span text:style-name="T1">naszej duszy</text:span><text:span text:style-name="T1"><text:line-break/></text:span><text:span text:style-name="T1">– nam zostawion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14cm" svg:x="-0.001cm" svg:y="-0.014cm" presentation:class="title" presentation:user-transformed="true">
          <draw:text-box>
            <text:p text:style-name="P1"><text:span text:style-name="T1">2. Wydajcie ciała </text:span><text:span text:style-name="T1">na ognia żar,</text:span><text:span text:style-name="T1"><text:line-break/></text:span><text:span text:style-name="T1">Tym ogniem</text:span><text:span text:style-name="T1"><text:line-break/></text:span><text:span text:style-name="T1">płonie serce </text:span><text:span text:style-name="T1">starej ziemi.</text:span><text:span text:style-name="T1"><text:line-break/></text:span><text:span text:style-name="T2">Zwycięstwa znak,</text:span><text:span text:style-name="T2"><text:line-break/></text:span><text:span text:style-name="T2">Jezusa znak,</text:span><text:span text:style-name="T2"><text:line-break/></text:span><text:span text:style-name="T2">Nadzieją dusze nam napełni.</text:span><text:span text:style-name="T2"><text:line-break/></text:span><text:span text:style-name="T2">Wydajmy ciała na ognia żar,</text:span><text:span text:style-name="T2"><text:line-break/></text:span><text:span text:style-name="T2">Jezusa spełni się pragnienie</text:span><text:span text:style-name="T2"><text:line-break/></text:span><text:span text:style-name="T2">nasze zbawi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3. Jak żyzna rola</text:span><text:span text:style-name="T1"><text:line-break/></text:span><text:span text:style-name="T1">przyjmij Ducha siew,</text:span><text:span text:style-name="T1"><text:line-break/></text:span><text:span text:style-name="T1">Niech On przemieni</text:span><text:span text:style-name="T1"><text:line-break/></text:span><text:span text:style-name="T1">każde twe cierpienie,</text:span><text:span text:style-name="T1"><text:line-break/></text:span><text:span text:style-name="T2">Bo krzywda i ból to znak,</text:span><text:span text:style-name="T2"><text:line-break/></text:span><text:span text:style-name="T2">że Bóg twój</text:span><text:span text:style-name="T2"><text:line-break/></text:span><text:span text:style-name="T2">Wraz z tobą</text:span><text:span text:style-name="T2"><text:line-break/></text:span><text:span text:style-name="T2">dopełnia odkupie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14cm" svg:x="0cm" svg:y="0.001cm" presentation:class="title" presentation:user-transformed="true">
          <draw:text-box>
            <text:p text:style-name="P1"><text:span text:style-name="T1">Jak żyzna rola</text:span><text:span text:style-name="T1"><text:line-break/></text:span><text:span text:style-name="T1">ten przyjmijmy siew,</text:span><text:span text:style-name="T1"><text:line-break/></text:span><text:span text:style-name="T1">Na służbę Panu dajmy siebie,</text:span><text:span text:style-name="T1"><text:line-break/></text:span><text:span text:style-name="T1">w żywym Koście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.014cm" svg:x="0cm" svg:y="0.001cm" presentation:class="title" presentation:user-transformed="true">
          <draw:text-box>
            <text:p text:style-name="P1"><text:span text:style-name="T1">4. Zobaczcie,</text:span><text:span text:style-name="T1"><text:line-break/></text:span><text:span text:style-name="T1">w sercach mieszka </text:span><text:span text:style-name="T1">Boży Gość!</text:span><text:span text:style-name="T1"><text:line-break/></text:span><text:span text:style-name="T1">To On w modlitwę</text:span><text:span text:style-name="T1"><text:line-break/></text:span><text:span text:style-name="T1">zmienia twe pragnienie.</text:span><text:span text:style-name="T1"><text:line-break/></text:span><text:span text:style-name="T2">Choć smutek, choć noc,</text:span><text:span text:style-name="T2"><text:line-break/></text:span><text:span text:style-name="T2">On daje wam moc</text:span><text:span text:style-name="T2"><text:line-break/></text:span><text:span text:style-name="T2">By Bogu oddawać uwielbi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Przystańmy,</text:span><text:span text:style-name="T1"><text:line-break/></text:span><text:span text:style-name="T1">w sercach słychać </text:span><text:span text:style-name="T1">Ducha głos,</text:span><text:span text:style-name="T1"><text:line-break/></text:span><text:span text:style-name="T1">W ciszy rozlega się wołanie:</text:span><text:span text:style-name="T1"><text:line-break/></text:span><text:span text:style-name="T1">Ojcze, nasz Pa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9:12:21</meta:creation-date>
    <dc:creator>Rafał Talacha</dc:creator>
    <dc:date>2009-01-27T12:10:08</dc:date>
    <dc:language>pl-PL</dc:language>
    <meta:editing-cycles>8</meta:editing-cycles>
    <meta:editing-duration>PT16M4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